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c840" officeooo:paragraph-rsid="0006c840"/>
    </style:style>
    <style:style style:name="P2" style:family="paragraph" style:parent-style-name="Standard">
      <style:paragraph-properties fo:text-align="center" style:justify-single-word="false"/>
      <style:text-properties fo:color="#800000" fo:font-size="16pt" fo:font-weight="bold" officeooo:rsid="0006c840" officeooo:paragraph-rsid="0006c840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06d815" officeooo:paragraph-rsid="0007639e"/>
    </style:style>
    <style:style style:name="P4" style:family="paragraph" style:parent-style-name="Standard">
      <style:text-properties officeooo:rsid="0007639e" officeooo:paragraph-rsid="0007639e"/>
    </style:style>
    <style:style style:name="P5" style:family="paragraph" style:parent-style-name="Standard">
      <style:text-properties officeooo:rsid="0007639e" officeooo:paragraph-rsid="0008e812"/>
    </style:style>
    <style:style style:name="P6" style:family="paragraph" style:parent-style-name="Standard">
      <style:text-properties officeooo:rsid="0007639e" officeooo:paragraph-rsid="0009bd2b"/>
    </style:style>
    <style:style style:name="P7" style:family="paragraph" style:parent-style-name="Standard">
      <style:text-properties officeooo:rsid="0008e812" officeooo:paragraph-rsid="0008e812"/>
    </style:style>
    <style:style style:name="P8" style:family="paragraph" style:parent-style-name="Standard">
      <style:text-properties officeooo:rsid="0009bd2b" officeooo:paragraph-rsid="0009bd2b"/>
    </style:style>
    <style:style style:name="P9" style:family="paragraph" style:parent-style-name="Standard">
      <style:text-properties officeooo:rsid="0009bd2b" officeooo:paragraph-rsid="0008e812"/>
    </style:style>
    <style:style style:name="P10" style:family="paragraph" style:parent-style-name="Standard">
      <style:text-properties officeooo:rsid="000ab3e0" officeooo:paragraph-rsid="000ab3e0"/>
    </style:style>
    <style:style style:name="P11" style:family="paragraph" style:parent-style-name="Standard">
      <style:text-properties officeooo:rsid="000ab409" officeooo:paragraph-rsid="000ab409"/>
    </style:style>
    <style:style style:name="P12" style:family="paragraph" style:parent-style-name="Standard">
      <style:text-properties officeooo:rsid="000c8bbb" officeooo:paragraph-rsid="000c8bbb"/>
    </style:style>
    <style:style style:name="P13" style:family="paragraph" style:parent-style-name="Standard">
      <style:text-properties officeooo:rsid="000c8bbb" officeooo:paragraph-rsid="0010371a"/>
    </style:style>
    <style:style style:name="P14" style:family="paragraph" style:parent-style-name="Standard">
      <style:text-properties officeooo:rsid="000d1f45" officeooo:paragraph-rsid="000d1f45"/>
    </style:style>
    <style:style style:name="P15" style:family="paragraph" style:parent-style-name="Standard">
      <style:text-properties officeooo:rsid="000e6dea" officeooo:paragraph-rsid="000e6dea"/>
    </style:style>
    <style:style style:name="P16" style:family="paragraph" style:parent-style-name="Standard">
      <style:text-properties officeooo:rsid="000eb063" officeooo:paragraph-rsid="000eb063"/>
    </style:style>
    <style:style style:name="P17" style:family="paragraph" style:parent-style-name="Standard">
      <style:text-properties officeooo:rsid="000fc248" officeooo:paragraph-rsid="000fc248"/>
    </style:style>
    <style:style style:name="P18" style:family="paragraph" style:parent-style-name="Standard">
      <style:text-properties officeooo:rsid="0010371a" officeooo:paragraph-rsid="000c8bbb"/>
    </style:style>
    <style:style style:name="P19" style:family="paragraph" style:parent-style-name="Standard">
      <style:text-properties officeooo:rsid="0010371a" officeooo:paragraph-rsid="0010371a"/>
    </style:style>
    <style:style style:name="P20" style:family="paragraph" style:parent-style-name="Standard">
      <style:text-properties officeooo:rsid="00116992" officeooo:paragraph-rsid="00116992"/>
    </style:style>
    <style:style style:name="P21" style:family="paragraph" style:parent-style-name="Standard">
      <style:paragraph-properties fo:text-align="start" style:justify-single-word="false"/>
      <style:text-properties officeooo:rsid="0017a851" officeooo:paragraph-rsid="00116992"/>
    </style:style>
    <style:style style:name="P22" style:family="paragraph" style:parent-style-name="Standard">
      <style:text-properties officeooo:rsid="00136419" officeooo:paragraph-rsid="00136419"/>
    </style:style>
    <style:style style:name="P23" style:family="paragraph" style:parent-style-name="Standard">
      <style:paragraph-properties fo:text-align="start" style:justify-single-word="false"/>
      <style:text-properties officeooo:rsid="00136419" officeooo:paragraph-rsid="00136419"/>
    </style:style>
    <style:style style:name="P24" style:family="paragraph" style:parent-style-name="Standard">
      <style:paragraph-properties fo:text-align="start" style:justify-single-word="false"/>
      <style:text-properties officeooo:rsid="00150d0e" officeooo:paragraph-rsid="00150d0e"/>
    </style:style>
    <style:style style:name="T1" style:family="text">
      <style:text-properties officeooo:rsid="0007639e"/>
    </style:style>
    <style:style style:name="T2" style:family="text">
      <style:text-properties officeooo:rsid="0008e812"/>
    </style:style>
    <style:style style:name="T3" style:family="text">
      <style:text-properties officeooo:rsid="000ab409"/>
    </style:style>
    <style:style style:name="T4" style:family="text">
      <style:text-properties officeooo:rsid="000e6dea"/>
    </style:style>
    <style:style style:name="T5" style:family="text">
      <style:text-properties officeooo:rsid="0010371a"/>
    </style:style>
    <style:style style:name="T6" style:family="text">
      <style:text-properties officeooo:rsid="00150d0e"/>
    </style:style>
    <style:style style:name="T7" style:family="text">
      <style:text-properties officeooo:rsid="001563ba"/>
    </style:style>
    <style:style style:name="T8" style:family="text">
      <style:text-properties officeooo:rsid="00177b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D 1 Programmation JAVA</text:p>
      <text:p text:style-name="P2"/>
      <text:p text:style-name="P2"/>
      <text:p text:style-name="P1">Exercice 3.1 (Découverte de BlueJ)</text:p>
      <text:p text:style-name="P1"/>
      <text:p text:style-name="P1"/>
      <text:p text:style-name="P3">1- </text:p>
      <text:p text:style-name="P3"><text:span text:style-name="T1">a) </text:span>Les classes du projet People2 sont : Database, Adress, Person, Staff, Student.</text:p>
      <text:p text:style-name="P4"/>
      <text:p text:style-name="P4">b)</text:p>
      <text:p text:style-name="P4">- - <text:span text:style-name="T2">Utilisation </text:span><text:s/><text:span text:style-name="T2">(</text:span>classe utilise une autre classe<text:span text:style-name="T2">)</text:span></text:p>
      <text:p text:style-name="P4">– Héritage</text:p>
      <text:p text:style-name="P4"/>
      <text:p text:style-name="P4">Database a comme attribut Person</text:p>
      <text:p text:style-name="P4">Person a comme attribut Adress</text:p>
      <text:p text:style-name="P4"/>
      <text:p text:style-name="P4">Stage et Student héritent de Personne</text:p>
      <text:p text:style-name="P4"/>
      <text:p text:style-name="P4"/>
      <text:p text:style-name="P4">2-</text:p>
      <text:p text:style-name="P4">Compiler projet java : JDK</text:p>
      <text:p text:style-name="P4">Exécuter projet java : JRE</text:p>
      <text:p text:style-name="P4"/>
      <text:p text:style-name="P4">3-</text:p>
      <text:p text:style-name="P4"/>
      <text:p text:style-name="P6">a)</text:p>
      <text:p text:style-name="P8">Vocabulaire :</text:p>
      <text:p text:style-name="P8"/>
      <text:p text:style-name="P6"><text:s/><text:span text:style-name="T2">Constructeur : Methode dans la classe qui construit (instancie) la classe. Methode qui permet de créer une instance de la classe.</text:span></text:p>
      <text:p text:style-name="P7"><text:tab/>- Le constructeur a le même nom que la classe</text:p>
      <text:p text:style-name="P9"><text:tab/>- Une classe peut avoir plusieurs constructeurs</text:p>
      <text:p text:style-name="P5"/>
      <text:p text:style-name="P8">Instance : <text:s/>une entité dans la classe (ex : Instance de Student : THERRE Quentin <text:s/>1993 21206083)</text:p>
      <text:p text:style-name="P8"/>
      <text:p text:style-name="P7">- Database a un constructeur</text:p>
      <text:p text:style-name="P7">- Adress a deux constructeurs</text:p>
      <text:p text:style-name="P7">- Staff a deux constructeurs</text:p>
      <text:p text:style-name="P7">- Student a deux constructeurs</text:p>
      <text:p text:style-name="P7"/>
      <text:p text:style-name="P8">b) <text:s/>La classe <text:span text:style-name="T7">Person</text:span> n'a aucun constructeur car <text:s/>c'est une classe abstraite. (abstract class Person)</text:p>
      <text:p text:style-name="P8"/>
      <text:p text:style-name="P8">- Une classe abstraite est une classe qui <text:span text:style-name="T8">ne peut pas être instanciée</text:span></text:p>
      <text:p text:style-name="P8">- On ne veut pas avoir d'instances de Personne, on veut avoir des instances de Staff et Student pour que Person hérite de ces classes.</text:p>
      <text:p text:style-name="P8"/>
      <text:p text:style-name="P10"/>
      <text:p text:style-name="P10">c) Créer une nouvelle instance Staff (Il faut mettre des guillemets pour créer une chaine de caractère)</text:p>
      <text:p text:style-name="P11"><text:soft-page-break/></text:p>
      <text:p text:style-name="P11">4- </text:p>
      <text:p text:style-name="P11">a) p1 propose les méthodes : setRoom(), getRoom(), toString()</text:p>
      <text:p text:style-name="P11"/>
      <text:p text:style-name="P11">b)</text:p>
      <text:p text:style-name="P10">- La méthode get<text:span text:style-name="T3">R</text:span>oom() est définie dans la classe Staff</text:p>
      <text:p text:style-name="P10">- La méthode get<text:span text:style-name="T3">N</text:span>ame() est définie dans la classe Person</text:p>
      <text:p text:style-name="P10"/>
      <text:p text:style-name="P11">On peut éxécuter pour une instance de classe Staff les méthodes :</text:p>
      <text:p text:style-name="P11">- de la classe Staff</text:p>
      <text:p text:style-name="P11">- héritées de la classe Objet : classe java par défaut</text:p>
      <text:p text:style-name="P11">- hérités de la classe Person : <text:s/>classe créée</text:p>
      <text:p text:style-name="P11"/>
      <text:p text:style-name="P11">c) Lorsqu'on éxécute la méthode setAdress() (méthode héritée de la classe Person) pour une instance de la class Staff (ici p1) celle ci nous propose de donner une adresse à l'instance p1, car elle n'a pas été définie auparavant.</text:p>
      <text:p text:style-name="P11"/>
      <text:p text:style-name="P12">5-</text:p>
      <text:p text:style-name="P12"/>
      <text:p text:style-name="P12">a) Il faut écrire par exemple : new Student("THERRE", 1993," 21206083") dans le Code Pad et nommé l'instance créée (ici s1)</text:p>
      <text:p text:style-name="P12">b) On copie l'instance de Student créée dans la fenêtre des objets.</text:p>
      <text:p text:style-name="P12">c) Pour récupérer le nom de l'instance créée on utilise la méthode getName() héritée de la classe Person de cette manière : s1.getName(). On nous indique alors “THERRE”</text:p>
      <text:p text:style-name="P18"/>
      <text:p text:style-name="P13">6- <text:span text:style-name="T5">Inspecter : permet de connaitre les valeurs des differents attributs d'un objet donné.</text:span></text:p>
      <text:p text:style-name="P18"/>
      <text:p text:style-name="P19">b) Son état est formé des attributs : room, name, yearOfBirth, adress</text:p>
      <text:p text:style-name="P19">c) On ne peut pas inspecter l'attribut yearOfBirth car le type int n'est pas un objet composé. On ne peut inspecter que des éléments comportant plusieurs éléments.</text:p>
      <text:p text:style-name="P19">Ex : String =&gt; composé de caractères</text:p>
      <text:p text:style-name="P19"><text:s text:c="7"/>Adress =&gt; composé de street, town, postcode, country</text:p>
      <text:p text:style-name="P19"/>
      <text:p text:style-name="P12"/>
      <text:p text:style-name="P12">7- </text:p>
      <text:p text:style-name="P12">a) Les éléments du langage que l'on trouve dans cette classe sont :</text:p>
      <text:p text:style-name="P12"><text:tab/>- Methodes (dont les constructeurs)</text:p>
      <text:p text:style-name="P12"><text:tab/>- Variables</text:p>
      <text:p text:style-name="P12"><text:tab/>- Instructions</text:p>
      <text:p text:style-name="P12"><text:tab/>- ...</text:p>
      <text:p text:style-name="P12"/>
      <text:p text:style-name="P12">b) Les couleurs de fond correspondent :</text:p>
      <text:p text:style-name="P12"><text:tab/>- Vert : </text:p>
      <text:p text:style-name="P12"><text:tab/>- Blanc :</text:p>
      <text:p text:style-name="P12"><text:tab/>- Jaune :</text:p>
      <text:p text:style-name="P12"/>
      <text:p text:style-name="P12"/>
      <text:p text:style-name="P14">c) Liste Déroulante en haut à droite : “Documentation”</text:p>
      <text:p text:style-name="P14"/>
      <text:p text:style-name="P14"><text:soft-page-break/>d) Lorsqu'on commente le code scource, la documentation se complete automatiquement. Permet par exemple de décrire l'utilité et le fonctionnement des méthodes.</text:p>
      <text:p text:style-name="P14"/>
      <text:p text:style-name="P14"><text:span text:style-name="T4">e</text:span>) La ressemblance avec les fichiers .h et .c du langage <text:span text:style-name="T4">C</text:span></text:p>
      <text:p text:style-name="P14"/>
      <text:p text:style-name="P14"/>
      <text:p text:style-name="P14"/>
      <text:p text:style-name="P15">Exercice 3.2</text:p>
      <text:p text:style-name="P15"/>
      <text:p text:style-name="P15">2,3-</text:p>
      <text:p text:style-name="P15"/>
      <text:p text:style-name="P15">De manière intéractive on clique droit sur l'instance cercle que l'on a créer dans la liste d'objets et on éxécute les méthodes correspondantes aux actions que l'on souhaite effectuer.</text:p>
      <text:p text:style-name="P15"/>
      <text:p text:style-name="P15"/>
      <text:p text:style-name="P15">Dans le Code Pad :</text:p>
      <text:p text:style-name="P15"/>
      <text:p text:style-name="P15">→ Pour le cercle</text:p>
      <text:p text:style-name="P15"/>
      <text:p text:style-name="P15">new Circle()<text:tab/>// On l'appelle c1</text:p>
      <text:p text:style-name="P15">c1.makeVisible();</text:p>
      <text:p text:style-name="P15">c1.moveHorizontal(100);</text:p>
      <text:p text:style-name="P15"><text:bookmark-start text:name="__DdeLink__3_2146186176"/>c1.changeColor(“red”);<text:bookmark-end text:name="__DdeLink__3_2146186176"/></text:p>
      <text:p text:style-name="P15">c1.moveVertical(50);</text:p>
      <text:p text:style-name="P15"/>
      <text:p text:style-name="P15">→ Pour la maison</text:p>
      <text:p text:style-name="P15"/>
      <text:p text:style-name="P15">new Square()<text:tab/>// On l'appelle s1</text:p>
      <text:p text:style-name="P15">s1.makeVisible();</text:p>
      <text:p text:style-name="P15"><text:bookmark-start text:name="__DdeLink__1_2146186176"/>s1.changeColor(“blue”);<text:bookmark-end text:name="__DdeLink__1_2146186176"/></text:p>
      <text:p text:style-name="P16">s1.changeSize(100);</text:p>
      <text:p text:style-name="P16">s1.moveDown(); // x Nb</text:p>
      <text:p text:style-name="P16"/>
      <text:p text:style-name="P16">new Triangle() // On l'appelle t1</text:p>
      <text:p text:style-name="P16">t1.makeVisible();</text:p>
      <text:p text:style-name="P16">t1.changeSize(100);</text:p>
      <text:p text:style-name="P16">t1.moveDown() // x Nb</text:p>
      <text:p text:style-name="P16">t1.moveRight // x Nb</text:p>
      <text:p text:style-name="P16"/>
      <text:p text:style-name="P16">Etc...</text:p>
      <text:p text:style-name="P16"/>
      <text:p text:style-name="P16"/>
      <text:p text:style-name="P16"/>
      <text:p text:style-name="P16">Exercice 3.3</text:p>
      <text:p text:style-name="P16"/>
      <text:p text:style-name="P16">1- </text:p>
      <text:p text:style-name="P16"/>
      <text:p text:style-name="P17">3-</text:p>
      <text:p text:style-name="P17"/>
      <text:p text:style-name="P17"><text:soft-page-break/>public : méthode accessible par d'autres classes externes</text:p>
      <text:p text:style-name="P17">private : méthode accessible uniquement par la classe</text:p>
      <text:p text:style-name="P15"/>
      <text:p text:style-name="P15"/>
      <text:p text:style-name="P15"><text:s/></text:p>
      <text:p text:style-name="P20">Exercie 3.4</text:p>
      <text:p text:style-name="P20"/>
      <text:p text:style-name="P22">1 – Pour mettre un point d'arret (breakpoint) dans un programme il faut cliquer dans la marge de la ligne dans l'éditeur. En éxécutant le programme, il s'arretera à ce niveau et le debogueur s'ouvrira.</text:p>
      <text:p text:style-name="P22"><text:s/></text:p>
      <text:p text:style-name="P21"/>
      <text:p text:style-name="P23">5- </text:p>
      <text:p text:style-name="P23"/>
      <text:p text:style-name="P23">c) Différence entre Step et Step into :</text:p>
      <text:p text:style-name="P23">- la commande Step inspecte les instructions à l'interieur des methodes de la classe dans laquelle on a placé le breakpoin<text:span text:style-name="T6">t</text:span></text:p>
      <text:p text:style-name="P23">- la commande Step into inspecte également les méthodes des autres classes <text:s/>invoquées <text:span text:style-name="T6">dans la classe dans laquelle on a placé le breakpoint.</text:span></text:p>
      <text:p text:style-name="P23"/>
      <text:p text:style-name="P24">6- Pour éviter le problème il faut placer une condition d'initialisation dans la méthode embauche de la classe Entreprise, on embauche seulement si l'employé n'est pas nul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ntin </meta:initial-creator>
    <meta:creation-date>2016-02-05T15:48:35.910755990</meta:creation-date>
    <dc:date>2016-05-18T11:36:56.007656235</dc:date>
    <dc:creator>Quentin </dc:creator>
    <meta:editing-duration>PT1H30M10S</meta:editing-duration>
    <meta:editing-cycles>12</meta:editing-cycles>
    <meta:generator>LibreOffice/4.3.3.2$Linux_X86_64 LibreOffice_project/430m0$Build-2</meta:generator>
    <meta:document-statistic meta:table-count="0" meta:image-count="0" meta:object-count="0" meta:page-count="4" meta:paragraph-count="96" meta:word-count="751" meta:character-count="4468" meta:non-whitespace-character-count="3777"/>
  </office:meta>
</office:document-meta>
</file>